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29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8cm" fo:min-width="0cm" fo:padding-top="0.151cm" fo:padding-bottom="0.151cm" fo:padding-left="0.276cm" fo:padding-right="0.276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0.245cm" fo:min-width="0.265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1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789cm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4.716cm" fo:min-width="15.4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1cm" fo:min-width="0.30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2cm" fo:min-width="0.305cm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fo:font-size="10pt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4pt"/>
    </style:style>
    <style:style style:name="P7" style:family="paragraph">
      <loext:graphic-properties draw:fill="none" draw:fill-color="#ffffff"/>
      <style:text-properties fo:font-size="14pt"/>
    </style:style>
    <style:style style:name="P8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custom-shape draw:style-name="gr1" draw:text-style-name="P1" draw:layer="layout" svg:width="0.504cm" svg:height="0.603cm" draw:transform="rotate (0.000174532925199433) translate (18.049cm 8.74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698cm 9.3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63cm 9.40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52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95cm" svg:height="1.039cm" svg:x="18.609cm" svg:y="8.641cm">
          <draw:text-box>
            <text:p text:style-name="P2">dtag 3</text:p>
            <text:p text:style-name="P2">(seg 7)</text:p>
          </draw:text-box>
        </draw:frame>
        <draw:line draw:style-name="gr6" draw:text-style-name="P4" draw:layer="layout" svg:x1="18.8cm" svg:y1="8.8cm" svg:x2="19.9cm" svg:y2="8.8cm">
          <text:p/>
        </draw:line>
        <draw:line draw:style-name="gr6" draw:text-style-name="P4" draw:layer="layout" svg:x1="19cm" svg:y1="9.074cm" svg:x2="18.7cm" svg:y2="9.074cm">
          <text:p/>
        </draw:line>
        <draw:line draw:style-name="gr6" draw:text-style-name="P4" draw:layer="layout" svg:x1="18.21cm" svg:y1="9.216cm" svg:x2="17.709cm" svg:y2="9.216cm">
          <text:p/>
        </draw:line>
        <draw:custom-shape draw:style-name="gr7" draw:text-style-name="P5" draw:layer="layout" svg:width="0.2cm" svg:height="0.2cm" svg:x="17.61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7.903cm" svg:y1="8.93cm" svg:x2="17.903cm" svg:y2="8.499cm">
          <text:p/>
        </draw:line>
        <draw:line draw:style-name="gr6" draw:text-style-name="P4" draw:layer="layout" svg:x1="18.209cm" svg:y1="8.909cm" svg:x2="17.909cm" svg:y2="8.909cm">
          <text:p/>
        </draw:line>
        <draw:g>
          <draw:g>
            <draw:custom-shape draw:style-name="gr1" draw:text-style-name="P1" draw:layer="layout" svg:width="0.504cm" svg:height="0.603cm" draw:transform="rotate (0.000174532925199433) translate (9.049cm 8.74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698cm 9.3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63cm 9.40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52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95cm" svg:height="1.039cm" svg:x="9.909cm" svg:y="8.641cm">
          <draw:text-box>
            <text:p text:style-name="P2">dtag 3</text:p>
            <text:p text:style-name="P2">(seg 1)</text:p>
          </draw:text-box>
        </draw:frame>
        <draw:line draw:style-name="gr6" draw:text-style-name="P4" draw:layer="layout" svg:x1="10.1cm" svg:y1="8.8cm" svg:x2="11.2cm" svg:y2="8.8cm">
          <text:p/>
        </draw:line>
        <draw:line draw:style-name="gr6" draw:text-style-name="P4" draw:layer="layout" svg:x1="10cm" svg:y1="9.074cm" svg:x2="9.7cm" svg:y2="9.074cm">
          <text:p/>
        </draw:line>
        <draw:line draw:style-name="gr6" draw:text-style-name="P4" draw:layer="layout" svg:x1="9.21cm" svg:y1="9.216cm" svg:x2="8.709cm" svg:y2="9.216cm">
          <text:p/>
        </draw:line>
        <draw:custom-shape draw:style-name="gr7" draw:text-style-name="P5" draw:layer="layout" svg:width="0.2cm" svg:height="0.2cm" svg:x="8.61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8.909cm" svg:y1="8.431cm" svg:x2="8.909cm" svg:y2="8.931cm">
          <text:p/>
        </draw:line>
        <draw:line draw:style-name="gr6" draw:text-style-name="P4" draw:layer="layout" svg:x1="9.209cm" svg:y1="8.909cm" svg:x2="8.909cm" svg:y2="8.909cm">
          <text:p/>
        </draw:line>
        <draw:custom-shape draw:style-name="gr7" draw:text-style-name="P5" draw:layer="layout" svg:width="0.2cm" svg:height="0.2cm" svg:x="8.81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18.061cm 7.6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71cm 8.3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75cm 8.3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64cm" svg:y="7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17.9cm" svg:y1="7.5cm" svg:x2="17.898cm" svg:y2="7.922cm">
          <text:p/>
        </draw:line>
        <draw:line draw:style-name="gr6" draw:text-style-name="P4" draw:layer="layout" svg:x1="18.198cm" svg:y1="7.9cm" svg:x2="17.898cm" svg:y2="7.9cm">
          <text:p/>
        </draw:line>
        <draw:line draw:style-name="gr6" draw:text-style-name="P4" draw:layer="layout" svg:x1="18.998cm" svg:y1="8.03cm" svg:x2="18.698cm" svg:y2="8.03cm">
          <text:p/>
        </draw:line>
        <draw:frame draw:style-name="gr8" draw:text-style-name="P3" draw:layer="layout" svg:width="1.695cm" svg:height="1.039cm" svg:x="18.606cm" svg:y="7.54cm">
          <draw:text-box>
            <text:p text:style-name="P2">dtag 3</text:p>
            <text:p text:style-name="P2">(seg 7)</text:p>
          </draw:text-box>
        </draw:frame>
        <draw:line draw:style-name="gr6" draw:text-style-name="P4" draw:layer="layout" svg:x1="18.199cm" svg:y1="8.115cm" svg:x2="17.698cm" svg:y2="8.115cm">
          <text:p/>
        </draw:line>
        <draw:custom-shape draw:style-name="gr7" draw:text-style-name="P5" draw:layer="layout" svg:width="0.2cm" svg:height="0.2cm" svg:x="17.6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9.062cm 7.6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711cm 8.3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76cm 8.3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65cm" svg:y="7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8.899cm" svg:y1="7.422cm" svg:x2="8.899cm" svg:y2="7.922cm">
          <text:p/>
        </draw:line>
        <draw:line draw:style-name="gr6" draw:text-style-name="P4" draw:layer="layout" svg:x1="9.199cm" svg:y1="7.9cm" svg:x2="8.899cm" svg:y2="7.9cm">
          <text:p/>
        </draw:line>
        <draw:custom-shape draw:style-name="gr7" draw:text-style-name="P5" draw:layer="layout" svg:width="0.2cm" svg:height="0.2cm" svg:x="8.8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999cm" svg:y1="8.03cm" svg:x2="9.699cm" svg:y2="8.03cm">
          <text:p/>
        </draw:line>
        <draw:frame draw:style-name="gr5" draw:text-style-name="P3" draw:layer="layout" svg:width="1.695cm" svg:height="1.039cm" svg:x="10.107cm" svg:y="7.54cm">
          <draw:text-box>
            <text:p text:style-name="P2">dtag 3</text:p>
            <text:p text:style-name="P2">(seg 1)</text:p>
          </draw:text-box>
        </draw:frame>
        <draw:line draw:style-name="gr6" draw:text-style-name="P4" draw:layer="layout" svg:x1="9.2cm" svg:y1="8.115cm" svg:x2="8.699cm" svg:y2="8.115cm">
          <text:p/>
        </draw:line>
        <draw:custom-shape draw:style-name="gr7" draw:text-style-name="P5" draw:layer="layout" svg:width="0.2cm" svg:height="0.2cm" svg:x="8.601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6.063cm 7.693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712cm 8.31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77cm 8.361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66cm" svg:y="7.9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95cm" svg:height="0.76cm" svg:x="0.905cm" svg:y="2.04cm">
          <draw:text-box>
            <text:p text:style-name="P2">dtag 0</text:p>
          </draw:text-box>
        </draw:frame>
        <draw:frame draw:style-name="gr9" draw:text-style-name="P7" draw:layer="layout" svg:width="5.201cm" svg:height="0.9cm" svg:x="9.699cm" svg:y="1.1cm">
          <draw:text-box>
            <text:p text:style-name="P6">SVS Decorder</text:p>
          </draw:text-box>
        </draw:frame>
        <draw:custom-shape draw:style-name="gr10" draw:text-style-name="P8" draw:layer="layout" svg:width="16cm" svg:height="5cm" svg:x="3.7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95cm" svg:height="0.76cm" svg:x="0.906cm" svg:y="2.44cm">
          <draw:text-box>
            <text:p text:style-name="P2">dtag 1</text:p>
          </draw:text-box>
        </draw:frame>
        <draw:frame draw:style-name="gr5" draw:text-style-name="P3" draw:layer="layout" svg:width="1.695cm" svg:height="0.76cm" svg:x="0.907cm" svg:y="2.84cm">
          <draw:text-box>
            <text:p text:style-name="P2">dtag 2</text:p>
          </draw:text-box>
        </draw:frame>
        <draw:frame draw:style-name="gr5" draw:text-style-name="P3" draw:layer="layout" svg:width="1.695cm" svg:height="0.76cm" svg:x="0.906cm" svg:y="3.84cm">
          <draw:text-box>
            <text:p text:style-name="P2">dtag 0</text:p>
          </draw:text-box>
        </draw:frame>
        <draw:frame draw:style-name="gr5" draw:text-style-name="P3" draw:layer="layout" svg:width="1.695cm" svg:height="0.76cm" svg:x="0.907cm" svg:y="4.24cm">
          <draw:text-box>
            <text:p text:style-name="P2">dtag 1</text:p>
          </draw:text-box>
        </draw:frame>
        <draw:frame draw:style-name="gr5" draw:text-style-name="P3" draw:layer="layout" svg:width="1.695cm" svg:height="0.76cm" svg:x="0.908cm" svg:y="4.64cm">
          <draw:text-box>
            <text:p text:style-name="P2">dtag 2</text:p>
          </draw:text-box>
        </draw:frame>
        <draw:g>
          <draw:custom-shape draw:style-name="gr11" draw:text-style-name="P1" draw:layer="layout" svg:width="0.999cm" svg:height="1.195cm" draw:transform="skewX (0.00418879020478639) rotate (-1.56381500978692) translate (6.29cm 5.588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221cm" svg:height="0.181cm" svg:x="5.595cm" svg:y="6.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" draw:text-style-name="P1" draw:layer="layout" svg:width="1cm" svg:height="1.196cm" draw:transform="skewX (0.00418879020478639) rotate (-1.56381500978692) translate (9.29cm 5.58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221cm" svg:height="0.181cm" svg:x="8.595cm" svg:y="6.52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7" draw:layer="layout" svg:width="3.4cm" svg:height="0.9cm" svg:x="12cm" svg:y="5.6cm">
          <draw:text-box>
            <text:p text:style-name="P6">・・・・・・・</text:p>
          </draw:text-box>
        </draw:frame>
        <draw:g>
          <draw:custom-shape draw:style-name="gr12" draw:text-style-name="P1" draw:layer="layout" svg:width="1cm" svg:height="1.196cm" draw:transform="skewX (0.00418879020478639) rotate (-1.56381500978692) translate (18.288cm 5.59cm)">
            <text:p/>
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</draw:custom-shape>
          <draw:custom-shape draw:style-name="gr4" draw:text-style-name="P1" draw:layer="layout" svg:width="0.221cm" svg:height="0.181cm" svg:x="17.593cm" svg:y="6.52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3" draw:text-style-name="P4" draw:layer="layout" svg:x1="1.1cm" svg:y1="4cm" svg:x2="2.2cm" svg:y2="4cm">
          <text:p/>
        </draw:line>
        <draw:line draw:style-name="gr13" draw:text-style-name="P4" draw:layer="layout" svg:x1="1.1cm" svg:y1="4.4cm" svg:x2="2.2cm" svg:y2="4.4cm">
          <text:p/>
        </draw:line>
        <draw:line draw:style-name="gr13" draw:text-style-name="P4" draw:layer="layout" svg:x1="1.1cm" svg:y1="4.8cm" svg:x2="2.2cm" svg:y2="4.8cm">
          <text:p/>
        </draw:line>
        <draw:line draw:style-name="gr6" draw:text-style-name="P4" draw:layer="layout" svg:x1="2.3cm" svg:y1="2.3cm" svg:x2="12.2cm" svg:y2="2.3cm">
          <text:p/>
        </draw:line>
        <draw:line draw:style-name="gr6" draw:text-style-name="P4" draw:layer="layout" svg:x1="17.3cm" svg:y1="2.3cm" svg:x2="17.3cm" svg:y2="5.6cm">
          <text:p/>
        </draw:line>
        <draw:line draw:style-name="gr14" draw:text-style-name="P4" draw:layer="layout" svg:x1="12.2cm" svg:y1="2.3cm" svg:x2="14.3cm" svg:y2="2.3cm">
          <text:p/>
        </draw:line>
        <draw:line draw:style-name="gr6" draw:text-style-name="P4" draw:layer="layout" svg:x1="14.4cm" svg:y1="2.3cm" svg:x2="17.3cm" svg:y2="2.3cm">
          <text:p/>
        </draw:line>
        <draw:line draw:style-name="gr6" draw:text-style-name="P4" draw:layer="layout" svg:x1="2.3cm" svg:y1="2.7cm" svg:x2="12.2cm" svg:y2="2.7cm">
          <text:p/>
        </draw:line>
        <draw:line draw:style-name="gr14" draw:text-style-name="P4" draw:layer="layout" svg:x1="12.2cm" svg:y1="2.7cm" svg:x2="14.3cm" svg:y2="2.7cm">
          <text:p/>
        </draw:line>
        <draw:line draw:style-name="gr6" draw:text-style-name="P4" draw:layer="layout" svg:x1="14.4cm" svg:y1="2.7cm" svg:x2="17.7cm" svg:y2="2.7cm">
          <text:p/>
        </draw:line>
        <draw:line draw:style-name="gr6" draw:text-style-name="P4" draw:layer="layout" svg:x1="17.7cm" svg:y1="2.7cm" svg:x2="17.7cm" svg:y2="5.6cm">
          <text:p/>
        </draw:line>
        <draw:line draw:style-name="gr6" draw:text-style-name="P4" draw:layer="layout" svg:x1="2.3cm" svg:y1="3.1cm" svg:x2="12.2cm" svg:y2="3.1cm">
          <text:p/>
        </draw:line>
        <draw:line draw:style-name="gr14" draw:text-style-name="P4" draw:layer="layout" svg:x1="12.2cm" svg:y1="3.1cm" svg:x2="14.3cm" svg:y2="3.1cm">
          <text:p/>
        </draw:line>
        <draw:line draw:style-name="gr6" draw:text-style-name="P4" draw:layer="layout" svg:x1="14.4cm" svg:y1="3.1cm" svg:x2="18.1cm" svg:y2="3.1cm">
          <text:p/>
        </draw:line>
        <draw:line draw:style-name="gr6" draw:text-style-name="P4" draw:layer="layout" svg:x1="18.1cm" svg:y1="3.1cm" svg:x2="18.1cm" svg:y2="5.6cm">
          <text:p/>
        </draw:line>
        <draw:line draw:style-name="gr6" draw:text-style-name="P4" draw:layer="layout" svg:x1="2.3cm" svg:y1="4.2cm" svg:x2="12.2cm" svg:y2="4.2cm">
          <text:p/>
        </draw:line>
        <draw:line draw:style-name="gr14" draw:text-style-name="P4" draw:layer="layout" svg:x1="12.2cm" svg:y1="4.2cm" svg:x2="14.3cm" svg:y2="4.2cm">
          <text:p/>
        </draw:line>
        <draw:line draw:style-name="gr6" draw:text-style-name="P4" draw:layer="layout" svg:x1="2.3cm" svg:y1="4.6cm" svg:x2="12.2cm" svg:y2="4.6cm">
          <text:p/>
        </draw:line>
        <draw:line draw:style-name="gr14" draw:text-style-name="P4" draw:layer="layout" svg:x1="12.2cm" svg:y1="4.6cm" svg:x2="14.3cm" svg:y2="4.6cm">
          <text:p/>
        </draw:line>
        <draw:line draw:style-name="gr6" draw:text-style-name="P4" draw:layer="layout" svg:x1="2.3cm" svg:y1="5cm" svg:x2="12.2cm" svg:y2="5cm">
          <text:p/>
        </draw:line>
        <draw:line draw:style-name="gr14" draw:text-style-name="P4" draw:layer="layout" svg:x1="12.2cm" svg:y1="5cm" svg:x2="14.3cm" svg:y2="5cm">
          <text:p/>
        </draw:line>
        <draw:line draw:style-name="gr6" draw:text-style-name="P4" draw:layer="layout" svg:x1="5.3cm" svg:y1="4.2cm" svg:x2="5.3cm" svg:y2="5.6cm">
          <text:p/>
        </draw:line>
        <draw:line draw:style-name="gr6" draw:text-style-name="P4" draw:layer="layout" svg:x1="5.7cm" svg:y1="4.6cm" svg:x2="5.7cm" svg:y2="5.6cm">
          <text:p/>
        </draw:line>
        <draw:line draw:style-name="gr6" draw:text-style-name="P4" draw:layer="layout" svg:x1="6.1cm" svg:y1="5cm" svg:x2="6.1cm" svg:y2="5.6cm">
          <text:p/>
        </draw:line>
        <draw:custom-shape draw:style-name="gr7" draw:text-style-name="P5" draw:layer="layout" svg:width="0.2cm" svg:height="0.2cm" svg:x="5.2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5.6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6.00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8.3cm" svg:y1="2.3cm" svg:x2="8.301cm" svg:y2="5.609cm">
          <text:p/>
        </draw:line>
        <draw:line draw:style-name="gr6" draw:text-style-name="P4" draw:layer="layout" svg:x1="8.701cm" svg:y1="4.609cm" svg:x2="8.701cm" svg:y2="5.609cm">
          <text:p/>
        </draw:line>
        <draw:line draw:style-name="gr6" draw:text-style-name="P4" draw:layer="layout" svg:x1="9.101cm" svg:y1="5.009cm" svg:x2="9.101cm" svg:y2="5.609cm">
          <text:p/>
        </draw:line>
        <draw:custom-shape draw:style-name="gr7" draw:text-style-name="P5" draw:layer="layout" svg:width="0.2cm" svg:height="0.2cm" svg:x="8.201cm" svg:y="2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8.602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2cm" svg:height="0.2cm" svg:x="9.003cm" svg:y="4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695cm" svg:height="0.76cm" svg:x="3.908cm" svg:y="6.34cm">
          <draw:text-box>
            <text:p text:style-name="P2">SVS 0</text:p>
          </draw:text-box>
        </draw:frame>
        <draw:line draw:style-name="gr6" draw:text-style-name="P4" draw:layer="layout" svg:x1="4.074cm" svg:y1="6.448cm" svg:x2="5.174cm" svg:y2="6.448cm">
          <text:p/>
        </draw:line>
        <draw:frame draw:style-name="gr5" draw:text-style-name="P3" draw:layer="layout" svg:width="1.695cm" svg:height="0.76cm" svg:x="7.009cm" svg:y="6.34cm">
          <draw:text-box>
            <text:p text:style-name="P2">SVS 1</text:p>
          </draw:text-box>
        </draw:frame>
        <draw:frame draw:style-name="gr5" draw:text-style-name="P3" draw:layer="layout" svg:width="1.695cm" svg:height="0.76cm" svg:x="3.909cm" svg:y="6.34cm">
          <draw:text-box>
            <text:p text:style-name="P2">SVS 0</text:p>
          </draw:text-box>
        </draw:frame>
        <draw:frame draw:style-name="gr5" draw:text-style-name="P3" draw:layer="layout" svg:width="1.695cm" svg:height="0.76cm" svg:x="3.909cm" svg:y="6.34cm">
          <draw:text-box>
            <text:p text:style-name="P2">SVS 0</text:p>
          </draw:text-box>
        </draw:frame>
        <draw:frame draw:style-name="gr5" draw:text-style-name="P3" draw:layer="layout" svg:width="1.695cm" svg:height="0.76cm" svg:x="15.91cm" svg:y="6.34cm">
          <draw:text-box>
            <text:p text:style-name="P2">SVS 7</text:p>
          </draw:text-box>
        </draw:frame>
        <draw:frame draw:style-name="gr5" draw:text-style-name="P3" draw:layer="layout" svg:width="1.695cm" svg:height="0.76cm" svg:x="0.906cm" svg:y="7.14cm">
          <draw:text-box>
            <text:p text:style-name="P2">dtag 3</text:p>
          </draw:text-box>
        </draw:frame>
        <draw:line draw:style-name="gr13" draw:text-style-name="P4" draw:layer="layout" svg:x1="1.1cm" svg:y1="7.3cm" svg:x2="2.2cm" svg:y2="7.3cm">
          <text:p/>
        </draw:line>
        <draw:frame draw:style-name="gr5" draw:text-style-name="P3" draw:layer="layout" svg:width="1.695cm" svg:height="0.76cm" svg:x="0.907cm" svg:y="8.24cm">
          <draw:text-box>
            <text:p text:style-name="P2">dtag 3</text:p>
          </draw:text-box>
        </draw:frame>
        <draw:line draw:style-name="gr6" draw:text-style-name="P4" draw:layer="layout" svg:x1="7.175cm" svg:y1="6.448cm" svg:x2="8.275cm" svg:y2="6.448cm">
          <text:p/>
        </draw:line>
        <draw:line draw:style-name="gr6" draw:text-style-name="P4" draw:layer="layout" svg:x1="16.076cm" svg:y1="6.448cm" svg:x2="17.176cm" svg:y2="6.448cm">
          <text:p/>
        </draw:line>
        <draw:line draw:style-name="gr6" draw:text-style-name="P4" draw:layer="layout" svg:x1="8.7cm" svg:y1="6.7cm" svg:x2="8.7cm" svg:y2="10.3cm">
          <text:p/>
        </draw:line>
        <draw:line draw:style-name="gr6" draw:text-style-name="P4" draw:layer="layout" svg:x1="17.7cm" svg:y1="6.7cm" svg:x2="17.7cm" svg:y2="10.3cm">
          <text:p/>
        </draw:line>
        <draw:g>
          <draw:g>
            <draw:custom-shape draw:style-name="gr1" draw:text-style-name="P1" draw:layer="layout" svg:width="0.504cm" svg:height="0.603cm" draw:transform="rotate (0.000174532925199433) translate (6.049cm 8.741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698cm 9.3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63cm 9.409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52cm" svg:y="9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5.7cm" svg:y1="6.7cm" svg:x2="5.7cm" svg:y2="10.3cm">
          <text:p/>
        </draw:line>
        <draw:line draw:style-name="gr6" draw:text-style-name="P4" draw:layer="layout" svg:x1="2.3cm" svg:y1="7.5cm" svg:x2="12.2cm" svg:y2="7.5cm">
          <text:p/>
        </draw:line>
        <draw:line draw:style-name="gr6" draw:text-style-name="P4" draw:layer="layout" svg:x1="5.9cm" svg:y1="7.422cm" svg:x2="5.9cm" svg:y2="7.922cm">
          <text:p/>
        </draw:line>
        <draw:line draw:style-name="gr6" draw:text-style-name="P4" draw:layer="layout" svg:x1="6.2cm" svg:y1="7.9cm" svg:x2="5.9cm" svg:y2="7.9cm">
          <text:p/>
        </draw:line>
        <draw:custom-shape draw:style-name="gr7" draw:text-style-name="P5" draw:layer="layout" svg:width="0.2cm" svg:height="0.2cm" svg:x="5.8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cm" svg:y1="8.03cm" svg:x2="6.7cm" svg:y2="8.03cm">
          <text:p/>
        </draw:line>
        <draw:frame draw:style-name="gr5" draw:text-style-name="P3" draw:layer="layout" svg:width="1.695cm" svg:height="1.039cm" svg:x="6.908cm" svg:y="7.54cm">
          <draw:text-box>
            <text:p text:style-name="P2">dtag 3</text:p>
            <text:p text:style-name="P2">(seg 0)</text:p>
          </draw:text-box>
        </draw:frame>
        <draw:frame draw:style-name="gr5" draw:text-style-name="P3" draw:layer="layout" svg:width="1.695cm" svg:height="1.039cm" svg:x="6.909cm" svg:y="8.641cm">
          <draw:text-box>
            <text:p text:style-name="P2">dtag 3</text:p>
            <text:p text:style-name="P2">(seg 0)</text:p>
          </draw:text-box>
        </draw:frame>
        <draw:line draw:style-name="gr6" draw:text-style-name="P4" draw:layer="layout" svg:x1="7.1cm" svg:y1="8.8cm" svg:x2="8.2cm" svg:y2="8.8cm">
          <text:p/>
        </draw:line>
        <draw:line draw:style-name="gr6" draw:text-style-name="P4" draw:layer="layout" svg:x1="6.201cm" svg:y1="8.115cm" svg:x2="5.7cm" svg:y2="8.115cm">
          <text:p/>
        </draw:line>
        <draw:custom-shape draw:style-name="gr7" draw:text-style-name="P5" draw:layer="layout" svg:width="0.2cm" svg:height="0.2cm" svg:x="5.602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2.2cm" svg:y1="7.5cm" svg:x2="14.3cm" svg:y2="7.5cm">
          <text:p/>
        </draw:line>
        <draw:line draw:style-name="gr6" draw:text-style-name="P4" draw:layer="layout" svg:x1="14.4cm" svg:y1="7.5cm" svg:x2="17.9cm" svg:y2="7.5cm">
          <text:p/>
        </draw:line>
        <draw:line draw:style-name="gr6" draw:text-style-name="P4" draw:layer="layout" svg:x1="7cm" svg:y1="9.074cm" svg:x2="6.7cm" svg:y2="9.074cm">
          <text:p/>
        </draw:line>
        <draw:line draw:style-name="gr6" draw:text-style-name="P4" draw:layer="layout" svg:x1="2.3cm" svg:y1="8.5cm" svg:x2="12.2cm" svg:y2="8.5cm">
          <text:p/>
        </draw:line>
        <draw:line draw:style-name="gr14" draw:text-style-name="P4" draw:layer="layout" svg:x1="12.2cm" svg:y1="8.5cm" svg:x2="14.3cm" svg:y2="8.5cm">
          <text:p/>
        </draw:line>
        <draw:line draw:style-name="gr6" draw:text-style-name="P4" draw:layer="layout" svg:x1="14.4cm" svg:y1="8.5cm" svg:x2="17.9cm" svg:y2="8.5cm">
          <text:p/>
        </draw:line>
        <draw:line draw:style-name="gr6" draw:text-style-name="P4" draw:layer="layout" svg:x1="6.21cm" svg:y1="9.216cm" svg:x2="5.709cm" svg:y2="9.216cm">
          <text:p/>
        </draw:line>
        <draw:custom-shape draw:style-name="gr7" draw:text-style-name="P5" draw:layer="layout" svg:width="0.2cm" svg:height="0.2cm" svg:x="5.61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5.909cm" svg:y1="8.431cm" svg:x2="5.909cm" svg:y2="8.931cm">
          <text:p/>
        </draw:line>
        <draw:line draw:style-name="gr6" draw:text-style-name="P4" draw:layer="layout" svg:x1="6.209cm" svg:y1="8.909cm" svg:x2="5.909cm" svg:y2="8.909cm">
          <text:p/>
        </draw:line>
        <draw:custom-shape draw:style-name="gr7" draw:text-style-name="P5" draw:layer="layout" svg:width="0.2cm" svg:height="0.2cm" svg:x="5.81cm" svg:y="8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4cm" svg:height="0.9cm" svg:x="12cm" svg:y="7.5cm">
          <draw:text-box>
            <text:p text:style-name="P6">・・・・・・・</text:p>
          </draw:text-box>
        </draw:frame>
        <draw:frame draw:style-name="gr9" draw:text-style-name="P7" draw:layer="layout" svg:width="3.4cm" svg:height="0.9cm" svg:x="12cm" svg:y="8.7cm">
          <draw:text-box>
            <text:p text:style-name="P6">・・・・・・・</text:p>
          </draw:text-box>
        </draw:frame>
        <draw:g>
          <draw:g>
            <draw:custom-shape draw:style-name="gr1" draw:text-style-name="P1" draw:layer="layout" svg:width="0.504cm" svg:height="0.603cm" draw:transform="rotate (0.000174532925199433) translate (18.049cm 13.1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698cm 13.7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63cm 13.81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52cm" svg:y="13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95cm" svg:height="1.039cm" svg:x="18.609cm" svg:y="13.05cm">
          <draw:text-box>
            <text:p text:style-name="P2">dtag 7</text:p>
            <text:p text:style-name="P2">(seg 7)</text:p>
          </draw:text-box>
        </draw:frame>
        <draw:line draw:style-name="gr6" draw:text-style-name="P4" draw:layer="layout" svg:x1="18.8cm" svg:y1="13.209cm" svg:x2="19.9cm" svg:y2="13.209cm">
          <text:p/>
        </draw:line>
        <draw:line draw:style-name="gr6" draw:text-style-name="P4" draw:layer="layout" svg:x1="19cm" svg:y1="13.483cm" svg:x2="18.7cm" svg:y2="13.483cm">
          <text:p/>
        </draw:line>
        <draw:line draw:style-name="gr6" draw:text-style-name="P4" draw:layer="layout" svg:x1="18.21cm" svg:y1="13.625cm" svg:x2="17.709cm" svg:y2="13.625cm">
          <text:p/>
        </draw:line>
        <draw:line draw:style-name="gr6" draw:text-style-name="P4" draw:layer="layout" svg:x1="17.903cm" svg:y1="13.339cm" svg:x2="17.903cm" svg:y2="12.908cm">
          <text:p/>
        </draw:line>
        <draw:line draw:style-name="gr6" draw:text-style-name="P4" draw:layer="layout" svg:x1="18.209cm" svg:y1="13.318cm" svg:x2="17.909cm" svg:y2="13.318cm">
          <text:p/>
        </draw:line>
        <draw:g>
          <draw:g>
            <draw:custom-shape draw:style-name="gr1" draw:text-style-name="P1" draw:layer="layout" svg:width="0.504cm" svg:height="0.603cm" draw:transform="rotate (0.000174532925199433) translate (9.049cm 13.1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698cm 13.7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63cm 13.81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52cm" svg:y="13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95cm" svg:height="1.039cm" svg:x="9.909cm" svg:y="13.05cm">
          <draw:text-box>
            <text:p text:style-name="P2">dtag 7</text:p>
            <text:p text:style-name="P2">(seg 1)</text:p>
          </draw:text-box>
        </draw:frame>
        <draw:line draw:style-name="gr6" draw:text-style-name="P4" draw:layer="layout" svg:x1="10.1cm" svg:y1="13.209cm" svg:x2="11.2cm" svg:y2="13.209cm">
          <text:p/>
        </draw:line>
        <draw:line draw:style-name="gr6" draw:text-style-name="P4" draw:layer="layout" svg:x1="10cm" svg:y1="13.483cm" svg:x2="9.7cm" svg:y2="13.483cm">
          <text:p/>
        </draw:line>
        <draw:line draw:style-name="gr6" draw:text-style-name="P4" draw:layer="layout" svg:x1="9.21cm" svg:y1="13.625cm" svg:x2="8.709cm" svg:y2="13.625cm">
          <text:p/>
        </draw:line>
        <draw:line draw:style-name="gr6" draw:text-style-name="P4" draw:layer="layout" svg:x1="8.909cm" svg:y1="12.84cm" svg:x2="8.909cm" svg:y2="13.34cm">
          <text:p/>
        </draw:line>
        <draw:line draw:style-name="gr6" draw:text-style-name="P4" draw:layer="layout" svg:x1="9.209cm" svg:y1="13.318cm" svg:x2="8.909cm" svg:y2="13.318cm">
          <text:p/>
        </draw:line>
        <draw:custom-shape draw:style-name="gr7" draw:text-style-name="P5" draw:layer="layout" svg:width="0.2cm" svg:height="0.2cm" svg:x="8.81cm" svg:y="1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18.061cm 12.1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17.71cm 12.7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17.575cm 12.7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18.564cm" svg:y="12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17.9cm" svg:y1="11.909cm" svg:x2="17.898cm" svg:y2="12.331cm">
          <text:p/>
        </draw:line>
        <draw:line draw:style-name="gr6" draw:text-style-name="P4" draw:layer="layout" svg:x1="18.198cm" svg:y1="12.309cm" svg:x2="17.898cm" svg:y2="12.309cm">
          <text:p/>
        </draw:line>
        <draw:line draw:style-name="gr6" draw:text-style-name="P4" draw:layer="layout" svg:x1="18.998cm" svg:y1="12.439cm" svg:x2="18.698cm" svg:y2="12.439cm">
          <text:p/>
        </draw:line>
        <draw:frame draw:style-name="gr8" draw:text-style-name="P3" draw:layer="layout" svg:width="1.695cm" svg:height="1.039cm" svg:x="18.606cm" svg:y="11.949cm">
          <draw:text-box>
            <text:p text:style-name="P2">dtag 7</text:p>
            <text:p text:style-name="P2">(seg 7)</text:p>
          </draw:text-box>
        </draw:frame>
        <draw:line draw:style-name="gr6" draw:text-style-name="P4" draw:layer="layout" svg:x1="18.199cm" svg:y1="12.524cm" svg:x2="17.698cm" svg:y2="12.524cm">
          <text:p/>
        </draw:line>
        <draw:custom-shape draw:style-name="gr7" draw:text-style-name="P5" draw:layer="layout" svg:width="0.2cm" svg:height="0.2cm" svg:x="17.6cm" svg:y="1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9.062cm 12.1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8.711cm 12.7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8.576cm 12.7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9.565cm" svg:y="12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8.899cm" svg:y1="11.831cm" svg:x2="8.899cm" svg:y2="12.331cm">
          <text:p/>
        </draw:line>
        <draw:line draw:style-name="gr6" draw:text-style-name="P4" draw:layer="layout" svg:x1="9.199cm" svg:y1="12.309cm" svg:x2="8.899cm" svg:y2="12.309cm">
          <text:p/>
        </draw:line>
        <draw:custom-shape draw:style-name="gr7" draw:text-style-name="P5" draw:layer="layout" svg:width="0.2cm" svg:height="0.2cm" svg:x="8.8cm" svg:y="1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9.999cm" svg:y1="12.439cm" svg:x2="9.699cm" svg:y2="12.439cm">
          <text:p/>
        </draw:line>
        <draw:frame draw:style-name="gr5" draw:text-style-name="P3" draw:layer="layout" svg:width="1.695cm" svg:height="1.039cm" svg:x="10.107cm" svg:y="11.949cm">
          <draw:text-box>
            <text:p text:style-name="P2">dtag 7</text:p>
            <text:p text:style-name="P2">(seg 1)</text:p>
          </draw:text-box>
        </draw:frame>
        <draw:line draw:style-name="gr6" draw:text-style-name="P4" draw:layer="layout" svg:x1="9.2cm" svg:y1="12.524cm" svg:x2="8.699cm" svg:y2="12.524cm">
          <text:p/>
        </draw:line>
        <draw:custom-shape draw:style-name="gr7" draw:text-style-name="P5" draw:layer="layout" svg:width="0.2cm" svg:height="0.2cm" svg:x="8.601cm" svg:y="1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1" draw:text-style-name="P1" draw:layer="layout" svg:width="0.504cm" svg:height="0.603cm" draw:transform="rotate (0.000174532925199433) translate (6.063cm 12.102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712cm 12.72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77cm 12.77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66cm" svg:y="12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3" draw:layer="layout" svg:width="1.695cm" svg:height="0.76cm" svg:x="0.906cm" svg:y="11.549cm">
          <draw:text-box>
            <text:p text:style-name="P2">dtag 7</text:p>
          </draw:text-box>
        </draw:frame>
        <draw:line draw:style-name="gr13" draw:text-style-name="P4" draw:layer="layout" svg:x1="1.1cm" svg:y1="11.709cm" svg:x2="2.2cm" svg:y2="11.709cm">
          <text:p/>
        </draw:line>
        <draw:frame draw:style-name="gr5" draw:text-style-name="P3" draw:layer="layout" svg:width="1.695cm" svg:height="0.76cm" svg:x="0.907cm" svg:y="12.649cm">
          <draw:text-box>
            <text:p text:style-name="P2">dtag 7</text:p>
          </draw:text-box>
        </draw:frame>
        <draw:line draw:style-name="gr6" draw:text-style-name="P4" draw:layer="layout" svg:x1="8.7cm" svg:y1="11.526cm" svg:x2="8.7cm" svg:y2="13.626cm">
          <text:p/>
        </draw:line>
        <draw:line draw:style-name="gr6" draw:text-style-name="P4" draw:layer="layout" svg:x1="17.7cm" svg:y1="11.526cm" svg:x2="17.7cm" svg:y2="13.626cm">
          <text:p/>
        </draw:line>
        <draw:g>
          <draw:g>
            <draw:custom-shape draw:style-name="gr1" draw:text-style-name="P1" draw:layer="layout" svg:width="0.504cm" svg:height="0.603cm" draw:transform="rotate (0.000174532925199433) translate (6.049cm 13.15cm)">
              <text:p/>
    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    </draw:custom-shape>
            <draw:custom-shape draw:style-name="gr2" draw:text-style-name="P1" draw:layer="layout" svg:width="0.63cm" svg:height="0.54cm" draw:transform="rotate (1.56398954271212) translate (5.698cm 13.7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1" draw:layer="layout" svg:width="0.765cm" svg:height="0.495cm" draw:transform="rotate (1.56398954271212) translate (5.563cm 13.818cm)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" draw:text-style-name="P1" draw:layer="layout" svg:width="0.112cm" svg:height="0.092cm" svg:x="6.552cm" svg:y="13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6" draw:text-style-name="P4" draw:layer="layout" svg:x1="5.7cm" svg:y1="11.5cm" svg:x2="5.7cm" svg:y2="13.6cm">
          <text:p/>
        </draw:line>
        <draw:line draw:style-name="gr6" draw:text-style-name="P4" draw:layer="layout" svg:x1="2.3cm" svg:y1="11.909cm" svg:x2="12.2cm" svg:y2="11.909cm">
          <text:p/>
        </draw:line>
        <draw:line draw:style-name="gr6" draw:text-style-name="P4" draw:layer="layout" svg:x1="5.9cm" svg:y1="11.831cm" svg:x2="5.9cm" svg:y2="12.331cm">
          <text:p/>
        </draw:line>
        <draw:line draw:style-name="gr6" draw:text-style-name="P4" draw:layer="layout" svg:x1="6.2cm" svg:y1="12.309cm" svg:x2="5.9cm" svg:y2="12.309cm">
          <text:p/>
        </draw:line>
        <draw:custom-shape draw:style-name="gr7" draw:text-style-name="P5" draw:layer="layout" svg:width="0.2cm" svg:height="0.2cm" svg:x="5.801cm" svg:y="1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7cm" svg:y1="12.439cm" svg:x2="6.7cm" svg:y2="12.439cm">
          <text:p/>
        </draw:line>
        <draw:frame draw:style-name="gr5" draw:text-style-name="P3" draw:layer="layout" svg:width="1.695cm" svg:height="1.039cm" svg:x="6.908cm" svg:y="11.949cm">
          <draw:text-box>
            <text:p text:style-name="P2">dtag 7</text:p>
            <text:p text:style-name="P2">(seg 0)</text:p>
          </draw:text-box>
        </draw:frame>
        <draw:frame draw:style-name="gr5" draw:text-style-name="P3" draw:layer="layout" svg:width="1.695cm" svg:height="1.039cm" svg:x="6.909cm" svg:y="13.05cm">
          <draw:text-box>
            <text:p text:style-name="P2">dtag 7</text:p>
            <text:p text:style-name="P2">(seg 0)</text:p>
          </draw:text-box>
        </draw:frame>
        <draw:line draw:style-name="gr6" draw:text-style-name="P4" draw:layer="layout" svg:x1="7.1cm" svg:y1="13.209cm" svg:x2="8.2cm" svg:y2="13.209cm">
          <text:p/>
        </draw:line>
        <draw:line draw:style-name="gr6" draw:text-style-name="P4" draw:layer="layout" svg:x1="6.201cm" svg:y1="12.524cm" svg:x2="5.7cm" svg:y2="12.524cm">
          <text:p/>
        </draw:line>
        <draw:custom-shape draw:style-name="gr7" draw:text-style-name="P5" draw:layer="layout" svg:width="0.2cm" svg:height="0.2cm" svg:x="5.602cm" svg:y="12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12.2cm" svg:y1="11.909cm" svg:x2="14.3cm" svg:y2="11.909cm">
          <text:p/>
        </draw:line>
        <draw:line draw:style-name="gr6" draw:text-style-name="P4" draw:layer="layout" svg:x1="14.4cm" svg:y1="11.909cm" svg:x2="17.9cm" svg:y2="11.909cm">
          <text:p/>
        </draw:line>
        <draw:line draw:style-name="gr6" draw:text-style-name="P4" draw:layer="layout" svg:x1="7cm" svg:y1="13.483cm" svg:x2="6.7cm" svg:y2="13.483cm">
          <text:p/>
        </draw:line>
        <draw:line draw:style-name="gr6" draw:text-style-name="P4" draw:layer="layout" svg:x1="2.3cm" svg:y1="12.909cm" svg:x2="12.2cm" svg:y2="12.909cm">
          <text:p/>
        </draw:line>
        <draw:line draw:style-name="gr14" draw:text-style-name="P4" draw:layer="layout" svg:x1="12.2cm" svg:y1="12.909cm" svg:x2="14.3cm" svg:y2="12.909cm">
          <text:p/>
        </draw:line>
        <draw:line draw:style-name="gr6" draw:text-style-name="P4" draw:layer="layout" svg:x1="14.4cm" svg:y1="12.909cm" svg:x2="17.9cm" svg:y2="12.909cm">
          <text:p/>
        </draw:line>
        <draw:line draw:style-name="gr6" draw:text-style-name="P4" draw:layer="layout" svg:x1="6.21cm" svg:y1="13.612cm" svg:x2="5.7cm" svg:y2="13.612cm">
          <text:p/>
        </draw:line>
        <draw:line draw:style-name="gr6" draw:text-style-name="P4" draw:layer="layout" svg:x1="5.909cm" svg:y1="12.84cm" svg:x2="5.909cm" svg:y2="13.34cm">
          <text:p/>
        </draw:line>
        <draw:line draw:style-name="gr6" draw:text-style-name="P4" draw:layer="layout" svg:x1="6.209cm" svg:y1="13.318cm" svg:x2="5.909cm" svg:y2="13.318cm">
          <text:p/>
        </draw:line>
        <draw:custom-shape draw:style-name="gr7" draw:text-style-name="P5" draw:layer="layout" svg:width="0.2cm" svg:height="0.2cm" svg:x="5.81cm" svg:y="1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4cm" svg:height="0.9cm" svg:x="12cm" svg:y="11.909cm">
          <draw:text-box>
            <text:p text:style-name="P6">・・・・・・・</text:p>
          </draw:text-box>
        </draw:frame>
        <draw:frame draw:style-name="gr9" draw:text-style-name="P7" draw:layer="layout" svg:width="3.4cm" svg:height="0.9cm" svg:x="12cm" svg:y="13.109cm">
          <draw:text-box>
            <text:p text:style-name="P6">・・・・・・・</text:p>
          </draw:text-box>
        </draw:frame>
        <draw:line draw:style-name="gr14" draw:text-style-name="P4" draw:layer="layout" svg:x1="5.7cm" svg:y1="10.3cm" svg:x2="5.7cm" svg:y2="11.5cm">
          <text:p/>
        </draw:line>
        <draw:line draw:style-name="gr14" draw:text-style-name="P4" draw:layer="layout" svg:x1="8.7cm" svg:y1="10.3cm" svg:x2="8.7cm" svg:y2="11.5cm">
          <text:p/>
        </draw:line>
        <draw:frame draw:style-name="gr9" draw:text-style-name="P7" draw:layer="layout" svg:width="2.759cm" svg:height="0.9cm" draw:transform="rotate (1.5707963267949) translate (6.55cm 11.559cm)">
          <draw:text-box>
            <text:p text:style-name="P6">・・・・・</text:p>
          </draw:text-box>
        </draw:frame>
        <draw:frame draw:style-name="gr9" draw:text-style-name="P7" draw:layer="layout" svg:width="2.759cm" svg:height="0.9cm" draw:transform="rotate (1.5707963267949) translate (9.75cm 11.56cm)">
          <draw:text-box>
            <text:p text:style-name="P6">・・・・・</text:p>
          </draw:text-box>
        </draw:frame>
        <draw:frame draw:style-name="gr9" draw:text-style-name="P7" draw:layer="layout" svg:width="2.759cm" svg:height="0.9cm" draw:transform="rotate (1.5707963267949) translate (13.05cm 11.561cm)">
          <draw:text-box>
            <text:p text:style-name="P6">・・・・・</text:p>
          </draw:text-box>
        </draw:frame>
        <draw:line draw:style-name="gr14" draw:text-style-name="P4" draw:layer="layout" svg:x1="17.7cm" svg:y1="10.3cm" svg:x2="17.7cm" svg:y2="11.5cm">
          <text:p/>
        </draw:line>
        <draw:frame draw:style-name="gr9" draw:text-style-name="P7" draw:layer="layout" svg:width="2.759cm" svg:height="0.9cm" draw:transform="rotate (1.5707963267949) translate (18.75cm 11.562cm)">
          <draw:text-box>
            <text:p text:style-name="P6">・・・・・</text:p>
          </draw:text-box>
        </draw:frame>
        <draw:frame draw:style-name="gr9" draw:text-style-name="P7" draw:layer="layout" svg:width="2.759cm" svg:height="0.9cm" draw:transform="rotate (1.5707963267949) translate (1.25cm 11.46cm)">
          <draw:text-box>
            <text:p text:style-name="P6">・・・・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28T03:14:41.553530965</dc:date>
    <meta:editing-duration>P3DT4H38M45S</meta:editing-duration>
    <meta:editing-cycles>131</meta:editing-cycles>
    <meta:generator>LibreOffice/6.0.7.3$Linux_X86_64 LibreOffice_project/00m0$Build-3</meta:generator>
    <meta:document-statistic meta:object-count="250"/>
  </office:meta>
</office:document-meta>
</file>